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80000001E0D92002074A991BD3.png" manifest:media-type="image/png"/>
  <manifest:file-entry manifest:full-path="Pictures/1000020100000280000001E022220DA59808BE75.png" manifest:media-type="image/png"/>
  <manifest:file-entry manifest:full-path="Pictures/1000020100000280000001E09BF22BAE459F897D.png" manifest:media-type="image/png"/>
  <manifest:file-entry manifest:full-path="Pictures/1000020100000280000001E06A6EF2B043F3E585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style-name="gr1" draw:text-style-name="P2" draw:layer="layout" svg:width="16.255cm" svg:height="12.191cm" svg:x="5.994cm" svg:y="4.455cm">
          <draw:image xlink:href="Pictures/1000020100000280000001E06A6EF2B043F3E58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16.239cm" svg:height="12.179cm" svg:x="5.879cm" svg:y="4.913cm" presentation:class="graphic">
          <draw:image xlink:href="Pictures/1000020100000280000001E09BF22BAE459F897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4" draw:text-style-name="P3" draw:layer="layout" svg:width="16.239cm" svg:height="12.179cm" svg:x="5.879cm" svg:y="4.913cm" presentation:class="graphic">
          <draw:image xlink:href="Pictures/1000020100000280000001E022220DA59808BE7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16.239cm" svg:height="12.179cm" svg:x="5.879cm" svg:y="4.913cm" presentation:class="graphic">
          <draw:image xlink:href="Pictures/1000020100000280000001E0D92002074A991BD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0T16:46:36.406830132</meta:creation-date>
    <dc:date>2017-07-10T16:53:42.548334562</dc:date>
    <meta:editing-duration>PT1M23S</meta:editing-duration>
    <meta:editing-cycles>2</meta:editing-cycles>
    <meta:generator>LibreOffice/5.2.5.1$Linux_X86_64 LibreOffice_project/20m0$Build-1</meta:generator>
    <meta:document-statistic meta:object-count="38"/>
  </office:meta>
</office:document-meta>
</file>